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paragraph-rsid="001a89dc"/>
    </style:style>
    <style:style style:name="P2" style:family="paragraph" style:parent-style-name="Text_20_body">
      <style:text-properties officeooo:rsid="001f4a1c" officeooo:paragraph-rsid="001f4a1c"/>
    </style:style>
    <style:style style:name="P3" style:family="paragraph" style:parent-style-name="Text_20_body">
      <style:text-properties officeooo:rsid="00204c16" officeooo:paragraph-rsid="00204c16"/>
    </style:style>
    <style:style style:name="P4" style:family="paragraph" style:parent-style-name="Heading_20_1"/>
    <style:style style:name="P5" style:family="paragraph" style:parent-style-name="Heading_20_1">
      <style:paragraph-properties fo:break-before="page"/>
      <style:text-properties officeooo:paragraph-rsid="001f4a1c"/>
    </style:style>
    <style:style style:name="P6" style:family="paragraph" style:parent-style-name="Subtitle">
      <style:text-properties officeooo:paragraph-rsid="001eb62d"/>
    </style:style>
    <style:style style:name="P7" style:family="paragraph" style:parent-style-name="Header">
      <style:text-properties officeooo:rsid="001a89dc" officeooo:paragraph-rsid="001a89dc"/>
    </style:style>
    <style:style style:name="P8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T1" style:family="text">
      <style:text-properties officeooo:rsid="001823ef"/>
    </style:style>
    <style:style style:name="T2" style:family="text">
      <style:text-properties officeooo:rsid="001db01d"/>
    </style:style>
    <style:style style:name="T3" style:family="text">
      <style:text-properties officeooo:rsid="00204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Rapport <text:span text:style-name="T1">de projet</text:span></text:p>
      <text:p text:style-name="P6"><text:span text:style-name="T1">Modélisation – Sport</text:span></text:p>
      <text:p text:style-name="P6"/>
      <text:p text:style-name="P6"/>
      <text:h text:style-name="P5" text:outline-level="1">Choix</text:h>
      <text:h text:style-name="Heading_20_2" text:outline-level="2">Choix de notation</text:h>
      <text:p text:style-name="P2">Considérons une relation qui a pour <text:span text:style-name="EMC_20_TERME_20_TECHNIQUE">domain</text:span> la classe <text:span text:style-name="EMC_20_INLINE_20_CODE">Personne</text:span> et pour <text:span text:style-name="EMC_20_TERME_20_TECHNIQUE">range</text:span> la classe <text:span text:style-name="EMC_20_INLINE_20_CODE">Nationalite</text:span>, <text:span text:style-name="T3">nous avons décidé de nommer cette relation « </text:span><text:span text:style-name="EMC_20_INLINE_20_CODE">personneANationalite</text:span> », <text:span text:style-name="T3">et de nommer toutes les autres relations sur ce schéma.</text:span> <text:span text:style-name="T3">Ainsi, il est possible de connaître le </text:span><text:span text:style-name="EMC_20_TERME_20_TECHNIQUE">domain</text:span><text:span text:style-name="T3"> et le </text:span><text:span text:style-name="EMC_20_TERME_20_TECHNIQUE">range</text:span><text:span text:style-name="T3"> d’une relation à partir de la seule donnée de son nom.</text:span></text:p>
      <text:p text:style-name="P3">Nom d’une relation : « domain/Verbe/Range »</text:p>
      <text:p text:style-name="P3">Exemple : <text:span text:style-name="EMC_20_INLINE_20_CODE">sportifJoueSport</text:span>, <text:span text:style-name="EMC_20_INLINE_20_CODE"><text:span text:style-name="T3">evenementACompetition</text:span></text:span></text:p>
      <text:h text:style-name="Heading_20_2" text:outline-level="2">Choix de conception</text:h>
      <text:p text:style-name="Text_20_body">Pour indiquer qu’un événement est international, on introduit un objet <text:span text:style-name="EMC_20_INLINE_20_CODE">International</text:span> instance de la classe <text:span text:style-name="EMC_20_INLINE_20_CODE">Nationalite</text:span>, il suffit <text:span text:style-name="T2">ensuite d’associer l’événement en question à l’objet </text:span><text:span text:style-name="EMC_20_INLINE_20_CODE">international</text:span><text:span text:style-name="T2"> par la relation </text:span><text:span text:style-name="EMC_20_INLINE_20_CODE">evenementANationalite</text:span>.</text:p>
      <text:p text:style-name="Text_20_body">Les joueurs pratiquant des sports individuels (ping-pong, badminton) seront affectés au rôle de JoueurUnique.</text:p>
      <text:p text:style-name="Text_20_body">Création d'une classe Place, elle est nécessaire pour distinguer les différents sports pratiqués par une même personne. Chaque place correspond a un ensemble de données : un sport, un rôle, un poste.</text:p>
      <text:p text:style-name="Text_20_body">On considère que les compétitions sont propres à chaque événement, une compétition ne peut prendre place que dans un seul événement.</text:p>
      <text:h text:style-name="Heading_20_1" text:outline-level="1">Eléments de foaf utilisés</text:h>
      <text:list xml:id="list3015549539702214001" text:style-name="L2">
        <text:list-item>
          <text:p text:style-name="P1">« foaf :Person » dont les Sportifs héritent.</text:p>
        </text:list-item>
        <text:list-item>
          <text:p text:style-name="P1">« foaf:gender » utilisé pour le genre des sportifs.</text:p>
        </text:list-item>
        <text:list-item>
          <text:p text:style-name="P1">« foaf:group »  dont les Equipes héritent.</text:p>
        </text:list-item>
        <text:list-item>
          <text:p text:style-name="P1">« foaf:organization »  dont les Clubs hérit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C_20_INLINE_20_CODE" style:display-name="EMC INLINE CODE" style:family="text">
      <style:text-properties style:font-name="Liberation Mono" fo:font-family="'Liberation Mono'" style:font-family-generic="modern" style:font-pitch="fixed" officeooo:rsid="001bad94" fo:background-color="#dddddd"/>
    </style:style>
    <style:style style:name="Numbering_20_Symbols" style:display-name="Numbering Symbols" style:family="text"/>
    <style:style style:name="EMC_20_TERME_20_TECHNIQUE" style:display-name="EMC TERME TECHNIQUE" style:family="text">
      <style:text-properties fo:font-style="italic" officeooo:rsid="001f4a1c" style:font-size-asian="10.5pt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9dc" officeooo:paragraph-rsid="001a89dc"/>
    </style:style>
    <style:style style:name="M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MT1" style:family="text">
      <style:text-properties officeooo:rsid="001db0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MC – Rapport de projet – <text:span text:style-name="MT1">Modélisation</text:span> <text:span text:style-name="MT1">Sport</text:span></text:p>
      </style:header>
      <style:footer>
        <text:p text:style-name="MP2">Germain CLAUSS &amp; Clément SAINTIER 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22T16:55:54.844338734</dc:date>
    <meta:editing-duration>PT1H20M1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19" meta:word-count="231" meta:character-count="1478" meta:non-whitespace-character-count="1266"/>
  </office:meta>
</office:document-meta>
</file>